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80000006441B08D2383B5D64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141616"/>
    </style:style>
    <style:style style:name="P3" style:family="paragraph" style:parent-style-name="Standard">
      <style:text-properties officeooo:rsid="00141616" officeooo:paragraph-rsid="00141616"/>
    </style:style>
    <style:style style:name="P4" style:family="paragraph" style:parent-style-name="Title">
      <style:text-properties officeooo:rsid="00141616" officeooo:paragraph-rsid="00141616"/>
    </style:style>
    <style:style style:name="P5" style:family="paragraph" style:parent-style-name="Standard">
      <style:text-properties officeooo:paragraph-rsid="0014fd5b"/>
    </style:style>
    <style:style style:name="P6" style:family="paragraph" style:parent-style-name="Standard">
      <style:text-properties officeooo:paragraph-rsid="001234bf"/>
    </style:style>
    <style:style style:name="P7" style:family="paragraph" style:parent-style-name="Standard" style:list-style-name="L1">
      <style:text-properties officeooo:rsid="001234bf" officeooo:paragraph-rsid="001234bf"/>
    </style:style>
    <style:style style:name="T1" style:family="text">
      <style:text-properties fo:font-style="italic" fo:font-weight="bold" officeooo:rsid="001234bf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b6cbc" style:font-style-asian="italic" style:font-weight-asian="bold" style:font-style-complex="italic" style:font-weight-complex="bold"/>
    </style:style>
    <style:style style:name="T3" style:family="text">
      <style:text-properties officeooo:rsid="001234bf"/>
    </style:style>
    <style:style style:name="T4" style:family="text">
      <style:text-properties officeooo:rsid="00141616"/>
    </style:style>
    <style:style style:name="T5" style:family="text">
      <style:text-properties officeooo:rsid="0014fd5b"/>
    </style:style>
    <style:style style:name="T6" style:family="text">
      <style:text-properties officeooo:rsid="001b6cbc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line.val" text:name="py3o.line.val"/>
        <text:user-field-decl office:value-type="string" office:string-value="item.val1" text:name="py3o.item.val1"/>
      </text:user-field-decls>
      <text:p text:style-name="P4">py3o.template list support</text:p>
      <text:p text:style-name="Standard"/>
      <text:p text:style-name="P2"><text:span text:style-name="T4">We want to test </text:span><text:span text:style-name="T1">list </text:span><text:span text:style-name="T2">nesting</text:span><text:span text:style-name="T3"> support:</text:span></text:p>
      <text:p text:style-name="P2"/>
      <text:p text:style-name="P3">So we create a simple loop on items and <text:span text:style-name="T6">then loop on item.lines to finally use the each line.val</text:span>...</text:p>
      <text:p text:style-name="P2"/>
      <text:p text:style-name="P5"><text:a xlink:type="simple" xlink:href="py3o://for=%22item%20in%20items%22" text:style-name="Internet_20_link" text:visited-style-name="Visited_20_Internet_20_Link">for="item in items"</text:a></text:p>
      <text:p text:style-name="P5"><text:user-field-get text:name="py3o.item.val1">item.val1</text:user-field-get></text:p>
      <text:p text:style-name="P5"><text:a xlink:type="simple" xlink:href="py3o://for=%22line%20in%20item.lines%22" text:style-name="Internet_20_link" text:visited-style-name="Visited_20_Internet_20_Link"><text:span text:style-name="T5">for="line in item.lines"</text:span></text:a></text:p>
      <text:list xml:id="list966889031" text:style-name="L1">
        <text:list-item>
          <text:p text:style-name="P7">dood <text:user-field-get text:name="py3o.line.val">line.val</text:user-field-get></text:p>
        </text:list-item>
      </text:list>
      <text:p text:style-name="P6"><text:a xlink:type="simple" xlink:href="py3o:///for" text:style-name="Internet_20_link" text:visited-style-name="Visited_20_Internet_20_Link"><text:span text:style-name="T5">/for</text:span></text:a></text:p>
      <text:p text:style-name="P5"><text:a xlink:type="simple" xlink:href="py3o:///for" text:style-name="Internet_20_link" text:visited-style-name="Visited_20_Internet_20_Link">/for</text:a></text:p>
      <text:p text:style-name="Standard"/>
      <text:p text:style-name="Standard"/>
      <text:p text:style-name="P1">Best regards</text:p>
      <text:p text:style-name="P1">The <text:span text:style-name="T4">CI departmen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### py3o.staticimage.logo" text:anchor-type="as-char" svg:width="4.369cm" svg:height="1.981cm" draw:z-index="0"><draw:image xlink:href="Pictures/10000001000000C80000006441B08D2383B5D644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initial-creator>Florent Aide</meta:initial-creator>
    <meta:creation-date>2010-09-07T17:55:48</meta:creation-date>
    <dc:date>2023-11-15T22:51:56.742000000</dc:date>
    <dc:language>en-GB</dc:language>
    <meta:editing-cycles>31</meta:editing-cycles>
    <meta:editing-duration>PT3H11M19S</meta:editing-duration>
    <meta:document-statistic meta:table-count="0" meta:image-count="1" meta:object-count="0" meta:page-count="1" meta:paragraph-count="12" meta:word-count="46" meta:character-count="265" meta:non-whitespace-character-count="231"/>
    <meta:user-defined meta:name="Info 1"/>
    <meta:user-defined meta:name="Info 2"/>
    <meta:user-defined meta:name="Info 3"/>
    <meta:user-defined meta:name="Info 4"/>
  </office:meta>
</office:document-meta>
</file>